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tyle:run-through="foreground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in" fo:min-width="0in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stroke="none" svg:stroke-color="#000000" draw:fill="none" draw:fill-color="#ffffff" fo:min-height="0.2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svg:stroke-color="#000000" draw:fill="none" draw:fill-color="#ffffff" fo:min-height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1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187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135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4" draw:style-name="gr3"><draw:custom-shape draw:style-name="gr4" draw:text-style-name="P3" svg:width="2.615in" svg:height="0.2921in" svg:x="2in" svg:y="-0.6547in"><text:p text:style-name="P3"><text:span text:style-name="T1">output “enter value for x1”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rect draw:style-name="gr5" draw:text-style-name="P2" svg:width="1.313in" svg:height="0.2921in" svg:x="2.6043in" svg:y="-0.2902in"><text:p text:style-name="P2">read value into x1</text:p></draw:rect></draw:g><draw:g text:anchor-type="paragraph" draw:z-index="5" draw:style-name="gr3"><draw:custom-shape draw:style-name="gr4" draw:text-style-name="P3" svg:width="2.615in" svg:height="0.2921in" svg:x="1.9272in" svg:y="0.0953in"><text:p text:style-name="P3"><text:span text:style-name="T1">output “enter value for y1”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rect draw:style-name="gr5" draw:text-style-name="P2" svg:width="1.313in" svg:height="0.2921in" svg:x="2.5315in" svg:y="0.4598in"><text:p text:style-name="P2">read value into y1</text:p></draw:rect></draw:g><draw:g text:anchor-type="paragraph" draw:z-index="6" draw:style-name="gr3"><draw:custom-shape draw:style-name="gr4" draw:text-style-name="P3" svg:width="2.615in" svg:height="0.2921in" svg:x="1.9791in" svg:y="0.8453in"><text:p text:style-name="P3"><text:span text:style-name="T1">output “enter value for x2”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rect draw:style-name="gr5" draw:text-style-name="P2" svg:width="1.313in" svg:height="0.2921in" svg:x="2.5835in" svg:y="1.2098in"><text:p text:style-name="P2">read value into x2</text:p></draw:rect></draw:g><draw:g text:anchor-type="paragraph" draw:z-index="7" draw:style-name="gr3"><draw:custom-shape draw:style-name="gr4" draw:text-style-name="P3" svg:width="2.615in" svg:height="0.2921in" svg:x="1.8646in" svg:y="1.5638in"><text:p text:style-name="P3"><text:span text:style-name="T1">output “enter value for y2”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rect draw:style-name="gr5" draw:text-style-name="P2" svg:width="1.313in" svg:height="0.2921in" svg:x="2.4689in" svg:y="1.9283in"><text:p text:style-name="P2">read value into y2</text:p></draw:rect></draw:g><draw:frame text:anchor-type="paragraph" draw:z-index="3" draw:style-name="gr2" svg:width="1.1043in" svg:height="0.3232in" svg:x="2.7398in" svg:y="-0.9154in"><draw:text-box><text:p text:style-name="P2">Start</text:p></draw:text-box></draw:frame><draw:custom-shape text:anchor-type="paragraph" draw:z-index="8" draw:style-name="gr6" draw:text-style-name="P2" svg:width="0.9689in" svg:height="0.8961in" svg:x="2.6665in" svg:y="2.2929in"><text:p text:style-name="P2">if</text:p><text:p text:style-name="P2">x1 != x2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" draw:style-name="gr6" draw:text-style-name="P4" svg:width="0.8862in" svg:height="0.9079in" svg:x="4.9374in" svg:y="2.2618in"><text:p text:style-name="P4"><text:span text:style-name="T1">if </text:span></text:p><text:p text:style-name="P4"><text:span text:style-name="T1">y1 != y2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0" draw:style-name="gr6" svg:width="1.5524in" svg:height="0.5524in" svg:x="4.6252in" svg:y="3.5016in"><text:p>output x=(x1)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rect text:anchor-type="paragraph" draw:z-index="11" draw:style-name="gr7" draw:text-style-name="P2" svg:width="1.8752in" svg:height="0.9689in" svg:x="2.1354in" svg:y="3.5118in"><text:p text:style-name="P2">store ((y2 – y1)/(x2 – 21))</text:p><text:p text:style-name="P2">in m</text:p></draw:rect><draw:rect text:anchor-type="paragraph" draw:z-index="12" draw:style-name="gr7" draw:text-style-name="P2" svg:width="1.865in" svg:height="1.0004in" svg:x="2.1563in" svg:y="4.7618in"><text:p text:style-name="P2">store (y2 – (m * x2))</text:p><text:p text:style-name="P2">in b</text:p></draw:rect><draw:custom-shape text:anchor-type="paragraph" draw:z-index="13" draw:style-name="gr6" svg:width="2.5421in" svg:height="1.1776in" svg:x="4.0626in" svg:y="6.1783in"><text:p>output y = mx + b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14" draw:style-name="gr1" draw:text-style-name="P2" svg:x1="5.302in" svg:y1="6.8555in" svg:x2="4.4165in" svg:y2="7.6157in"><text:p/></draw:line><draw:frame text:anchor-type="paragraph" draw:z-index="15" draw:style-name="gr8" svg:width="1.365in" svg:height="0.3024in" svg:x="3.8543in" svg:y="7.6161in"><draw:text-box><text:p>variable m</text:p></draw:text-box></draw:frame><draw:line text:anchor-type="paragraph" draw:z-index="16" draw:style-name="gr1" draw:text-style-name="P2" svg:x1="5.6874in" svg:y1="6.8555in" svg:x2="5.7083in" svg:y2="7.939in"><text:p/></draw:line><draw:frame text:anchor-type="paragraph" draw:z-index="17" draw:style-name="gr9" svg:width="1.2398in" svg:height="0.2713in" svg:x="5.3854in" svg:y="7.9492in"><draw:text-box><text:p>variable b</text:p></draw:text-box></draw:frame><draw:line text:anchor-type="paragraph" draw:z-index="2" draw:style-name="gr1" draw:text-style-name="P2" svg:x1="3.2709in" svg:y1="6.689in" svg:x2="3.2398in" svg:y2="-0.7173in"><text:p/></draw:line><draw:line text:anchor-type="paragraph" draw:z-index="18" draw:style-name="gr1" draw:text-style-name="P2" svg:x1="4.4063in" svg:y1="6.7307in" svg:x2="3.2811in" svg:y2="6.7409in"><text:p/></draw:line><draw:line text:anchor-type="paragraph" draw:z-index="19" draw:style-name="gr1" draw:text-style-name="P2" svg:x1="3.2709in" svg:y1="6.689in" svg:x2="3.2811in" svg:y2="6.7409in"><text:p/></draw:line><draw:line text:anchor-type="paragraph" draw:z-index="1" draw:style-name="gr1" draw:text-style-name="P2" svg:x1="3.6354in" svg:y1="2.7409in" svg:x2="5.0209in" svg:y2="2.7409in"><text:p/></draw:line><draw:line text:anchor-type="paragraph" draw:z-index="0" draw:style-name="gr1" draw:text-style-name="P2" svg:x1="5.3752in" svg:y1="3.0744in" svg:x2="5.3752in" svg:y2="3.5953in"><text:p/></draw:line><draw:custom-shape text:anchor-type="paragraph" draw:z-index="20" draw:style-name="gr6" draw:text-style-name="P2" svg:width="2.1567in" svg:height="1.0421in" svg:x="4.6043in" svg:y="0.2827in"><text:p text:style-name="P2">output</text:p><text:p text:style-name="P2">“invalid entries, try again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21" draw:style-name="gr1" draw:text-style-name="P2" svg:x1="5.3854in" svg:y1="2.2618in" svg:x2="5.3752in" svg:y2="1.3244in"><text:p/></draw:line><draw:line text:anchor-type="paragraph" draw:z-index="22" draw:style-name="gr1" draw:text-style-name="P2" svg:x1="5.3961in" svg:y1="0.2827in" svg:x2="5.3752in" svg:y2="-0.5299in"><text:p/></draw:line><draw:line text:anchor-type="paragraph" draw:z-index="23" draw:style-name="gr1" draw:text-style-name="P2" svg:x1="4.2917in" svg:y1="-0.5197in" svg:x2="5.3752in" svg:y2="-0.5299in"><text:p/></draw:line><draw:frame text:anchor-type="paragraph" draw:z-index="24" draw:style-name="gr10" svg:width="0.9689in" svg:height="0.2921in" svg:x="5.448in" svg:y="1.7516in"><draw:text-box><text:p>false</text:p></draw:text-box></draw:frame><draw:frame text:anchor-type="paragraph" draw:z-index="25" draw:style-name="gr11" svg:width="0.8441in" svg:height="0.1925in" svg:x="5.4374in" svg:y="3.2319in"><draw:text-box><text:p>true</text:p></draw:text-box></draw:frame><draw:frame text:anchor-type="paragraph" draw:z-index="26" draw:style-name="gr12" svg:width="0.5732in" svg:height="0.1925in" svg:x="3.3646in" svg:y="3.189in"><draw:text-box><text:p>true</text:p></draw:text-box></draw:frame><draw:frame text:anchor-type="paragraph" draw:z-index="27" draw:style-name="gr13" svg:width="0.6776in" svg:height="0.1925in" svg:x="4.1043in" svg:y="2.5327in"><draw:text-box><text:p>fal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6:13:30.96</meta:creation-date>
    <dc:title>expos</dc:title>
    <meta:editing-duration>PT13M5S</meta:editing-duration>
    <meta:editing-cycles>3</meta:editing-cycles>
    <meta:generator>OpenOffice/4.1.1$Win32 OpenOffice.org_project/411m6$Build-9775</meta:generator>
    <meta:initial-creator>Olaolu Emmanuel</meta:initial-creator>
    <dc:date>2014-09-21T16:41:49.99</dc:date>
    <dc:creator>Olaolu Emmanuel</dc:creator>
    <meta:document-statistic meta:table-count="0" meta:image-count="0" meta:object-count="0" meta:page-count="1" meta:paragraph-count="0" meta:word-count="0" meta:character-count="0"/>
    <meta:template xlink:type="simple" xlink:actuate="onRequest" xlink:title="expos" xlink:href="../../../../AppData/Roaming/OpenOffice/4/user/template/expos.ott" meta:date="2014-09-21T16:13:30.69"/>
  </office:meta>
</office:document-meta>
</file>